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d0188" officeooo:paragraph-rsid="001d018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d0188" officeooo:paragraph-rsid="001d018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eb305" officeooo:paragraph-rsid="001eb30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00300" officeooo:paragraph-rsid="002003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2e23f" officeooo:paragraph-rsid="0022e23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2337c0" officeooo:paragraph-rsid="002337c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b305" officeooo:paragraph-rsid="001eb30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d0188" officeooo:paragraph-rsid="001d0188" style:font-size-asian="10.5pt" style:font-weight-asian="normal" style:font-size-complex="12pt" style:font-weight-complex="normal"/>
    </style:style>
    <style:style style:name="T1" style:family="text">
      <style:text-properties officeooo:rsid="001eb30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b305" style:font-weight-asian="normal" style:font-weight-complex="normal"/>
    </style:style>
    <style:style style:name="T4" style:family="text">
      <style:text-properties fo:font-weight="normal" officeooo:rsid="00200300" style:font-weight-asian="normal" style:font-weight-complex="normal"/>
    </style:style>
    <style:style style:name="T5" style:family="text">
      <style:text-properties fo:font-weight="normal" officeooo:rsid="0021fb3e" style:font-weight-asian="normal" style:font-weight-complex="normal"/>
    </style:style>
    <style:style style:name="T6" style:family="text">
      <style:text-properties fo:font-weight="normal" officeooo:rsid="0022e23f" style:font-weight-asian="normal" style:font-weight-complex="normal"/>
    </style:style>
    <style:style style:name="T7" style:family="text">
      <style:text-properties fo:font-weight="normal" officeooo:rsid="002337c0" style:font-weight-asian="normal" style:font-weight-complex="normal"/>
    </style:style>
    <style:style style:name="T8" style:family="text">
      <style:text-properties fo:font-weight="normal" officeooo:rsid="00233854" style:font-weight-asian="normal" style:font-weight-complex="normal"/>
    </style:style>
    <style:style style:name="T9" style:family="text">
      <style:text-properties officeooo:rsid="0021f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eções Javascript – Anotações</text:p>
      <text:p text:style-name="P1"/>
      <text:p text:style-name="P1"/>
      <text:p text:style-name="P2">→<text:span text:style-name="T1"> Map:</text:span></text:p>
      <text:p text:style-name="P7"><text:s/></text:p>
      <text:p text:style-name="P7">- É uma coleção de arrays no formato chave, valor</text:p>
      <text:p text:style-name="P7">- Pode ser iterado por um loop for...of</text:p>
      <text:p text:style-name="P2"/>
      <text:p text:style-name="P3">Métodos:</text:p>
      <text:p text:style-name="P2"><text:span text:style-name="T2"><text:tab/>- </text:span><text:span text:style-name="T3">const <text:tab/>myMap = new Map();</text:span></text:p>
      <text:p text:style-name="P2"><text:span text:style-name="T3"><text:tab/>- </text:span><text:span text:style-name="T4">Set → myApp.set(‘chave’, ‘valor’)</text:span></text:p>
      <text:p text:style-name="P2"><text:span text:style-name="T3"><text:tab/>- </text:span><text:span text:style-name="T4">Get → myApp.get(chave)</text:span></text:p>
      <text:p text:style-name="P2"><text:span text:style-name="T3"><text:tab/>- </text:span><text:span text:style-name="T4">Delete → myApp.delete(“chave”)</text:span></text:p>
      <text:p text:style-name="P2"><text:span text:style-name="T3"/></text:p>
      <text:p text:style-name="P4">Diferenças entre Map e Objeto:</text:p>
      <text:p text:style-name="P4"><text:tab/><text:span text:style-name="T2">- Maps podem ter chaves de qualquer tipo; Objetos tem chaves de string;</text:span></text:p>
      <text:p text:style-name="P2"><text:span text:style-name="T3"><text:tab/>- </text:span><text:span text:style-name="T4">Maps possuem a propriedade length;</text:span></text:p>
      <text:p text:style-name="P2"><text:span text:style-name="T3"><text:tab/>- </text:span><text:span text:style-name="T4">Maps são fáceis de itera;</text:span></text:p>
      <text:p text:style-name="P2"><text:span text:style-name="T3"><text:tab/>- </text:span><text:span text:style-name="T4">Utilizado quando o valor das chaves é desconhecido;</text:span></text:p>
      <text:p text:style-name="P2"><text:span text:style-name="T3"><text:tab/>- </text:span><text:span text:style-name="T4">Os valores tem o mesmo tipo.</text:span></text:p>
      <text:p text:style-name="P2"><text:span text:style-name="T3"/></text:p>
      <text:p text:style-name="P2"><text:span text:style-name="T3">→</text:span><text:span text:style-name="T5"> </text:span><text:span text:style-name="T9">Set:</text:span></text:p>
      <text:p text:style-name="P2"/>
      <text:p text:style-name="P8">- <text:span text:style-name="T9">Sets são estruturas que armazenam apenas valores únicos que não se repetem nunca.</text:span></text:p>
      <text:p text:style-name="P8"/>
      <text:p text:style-name="P5">Métodos:</text:p>
      <text:p text:style-name="P5"><text:tab/><text:span text:style-name="T2">- const mySet = new Set();</text:span></text:p>
      <text:p text:style-name="P2"><text:span text:style-name="T3"><text:tab/>- </text:span><text:span text:style-name="T6">Add → mySet.add(1); <text:s/>mySet.add(2);</text:span></text:p>
      <text:p text:style-name="P2"><text:span text:style-name="T3"><text:tab/>- </text:span><text:span text:style-name="T6">Has → mySet.has(1); // true</text:span></text:p>
      <text:p text:style-name="P2"><text:span text:style-name="T3"><text:tab/>- </text:span><text:span text:style-name="T7">Delete → mySet.delete(1);</text:span></text:p>
      <text:p text:style-name="P2"><text:span text:style-name="T3"/></text:p>
      <text:p text:style-name="P6">Diferenças entre Set e Array:</text:p>
      <text:p text:style-name="P6"><text:tab/><text:span text:style-name="T2">- </text:span><text:span text:style-name="T8">Possui valores únicos;</text:span><text:tab/></text:p>
      <text:p text:style-name="P2"><text:span text:style-name="T3"><text:tab/>- </text:span><text:span text:style-name="T8">Em vez da propriedade length, consulta-se pela propriedade size;</text:span></text:p>
      <text:p text:style-name="P2"><text:span text:style-name="T3"><text:tab/>- </text:span><text:span text:style-name="T8">Não possui os métodos map, redue, filter e etc...</text:span></text:p>
      <text:p text:style-name="P2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23:14:48.166003879</meta:creation-date>
    <dc:date>2021-10-16T23:28:47.554280740</dc:date>
    <meta:editing-duration>PT13M5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56" meta:character-count="901" meta:non-whitespace-character-count="750"/>
  </office:meta>
</office:document-meta>
</file>